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5f20f" officeooo:paragraph-rsid="0015f20f"/>
    </style:style>
    <style:style style:name="P6" style:family="paragraph" style:parent-style-name="Standard">
      <style:text-properties officeooo:rsid="00171ed5" officeooo:paragraph-rsid="00171ed5"/>
    </style:style>
    <style:style style:name="P7" style:family="paragraph" style:parent-style-name="Standard">
      <style:text-properties officeooo:rsid="001d79b2" officeooo:paragraph-rsid="0027059c"/>
    </style:style>
    <style:style style:name="P8" style:family="paragraph" style:parent-style-name="Standard">
      <style:text-properties officeooo:rsid="00370187" officeooo:paragraph-rsid="001be3f5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c4903" officeooo:paragraph-rsid="004514cf"/>
    </style:style>
    <style:style style:name="P11" style:family="paragraph" style:parent-style-name="Standard">
      <style:text-properties officeooo:rsid="0039c4e4" officeooo:paragraph-rsid="00404382"/>
    </style:style>
    <style:style style:name="P12" style:family="paragraph" style:parent-style-name="Standard">
      <style:text-properties officeooo:rsid="0039c4e4" officeooo:paragraph-rsid="004e4d66"/>
    </style:style>
    <style:style style:name="P13" style:family="paragraph" style:parent-style-name="Standard">
      <style:text-properties officeooo:rsid="0039c4e4" officeooo:paragraph-rsid="004e8b5d"/>
    </style:style>
    <style:style style:name="P14" style:family="paragraph" style:parent-style-name="Standard">
      <style:text-properties officeooo:rsid="0039c4e4" officeooo:paragraph-rsid="004efea2"/>
    </style:style>
    <style:style style:name="P15" style:family="paragraph" style:parent-style-name="Standard">
      <style:text-properties officeooo:rsid="0039c4e4" officeooo:paragraph-rsid="004f2452"/>
    </style:style>
    <style:style style:name="P16" style:family="paragraph" style:parent-style-name="Standard">
      <style:text-properties officeooo:rsid="0039e5fd" officeooo:paragraph-rsid="0043995e"/>
    </style:style>
    <style:style style:name="P17" style:family="paragraph" style:parent-style-name="Standard">
      <style:text-properties officeooo:rsid="003dbb40" officeooo:paragraph-rsid="00455aa7"/>
    </style:style>
    <style:style style:name="P18" style:family="paragraph" style:parent-style-name="Standard">
      <style:text-properties officeooo:rsid="003bcf66" officeooo:paragraph-rsid="00443ffd"/>
    </style:style>
    <style:style style:name="P19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0" style:family="paragraph" style:parent-style-name="Standard">
      <style:text-properties fo:font-weight="bold" officeooo:rsid="0014df67" officeooo:paragraph-rsid="007e760a" style:font-weight-asian="bold" style:font-weight-complex="bold"/>
    </style:style>
    <style:style style:name="P21" style:family="paragraph" style:parent-style-name="Standard">
      <style:text-properties officeooo:rsid="004cbd3e" officeooo:paragraph-rsid="004cbd3e"/>
    </style:style>
    <style:style style:name="P22" style:family="paragraph" style:parent-style-name="Standard">
      <style:text-properties officeooo:rsid="004d72b6" officeooo:paragraph-rsid="004e8b5d"/>
    </style:style>
    <style:style style:name="P23" style:family="paragraph" style:parent-style-name="Standard">
      <style:text-properties officeooo:rsid="004d72b6" officeooo:paragraph-rsid="004efea2"/>
    </style:style>
    <style:style style:name="P24" style:family="paragraph" style:parent-style-name="Standard">
      <style:text-properties officeooo:rsid="004d72b6" officeooo:paragraph-rsid="0055b2e9"/>
    </style:style>
    <style:style style:name="P25" style:family="paragraph" style:parent-style-name="Standard">
      <style:text-properties officeooo:rsid="004f2452" officeooo:paragraph-rsid="004f2452"/>
    </style:style>
    <style:style style:name="P26" style:family="paragraph" style:parent-style-name="Standard">
      <style:text-properties officeooo:rsid="00700909" officeooo:paragraph-rsid="00700909"/>
    </style:style>
    <style:style style:name="P27" style:family="paragraph" style:parent-style-name="Standard">
      <style:text-properties officeooo:rsid="007bb4ca" officeooo:paragraph-rsid="007e760a"/>
    </style:style>
    <style:style style:name="P28" style:family="paragraph" style:parent-style-name="Standard">
      <style:text-properties officeooo:rsid="0014df67" officeooo:paragraph-rsid="007e760a"/>
    </style:style>
    <style:style style:name="P29" style:family="paragraph" style:parent-style-name="Standard">
      <style:text-properties fo:font-weight="bold" officeooo:rsid="0014df67" officeooo:paragraph-rsid="007e760a" style:font-weight-asian="bold" style:font-weight-complex="bold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88be1"/>
    </style:style>
    <style:style style:name="T28" style:family="text">
      <style:text-properties officeooo:rsid="006a7a4f"/>
    </style:style>
    <style:style style:name="T29" style:family="text">
      <style:text-properties officeooo:rsid="006adf4b"/>
    </style:style>
    <style:style style:name="T30" style:family="text">
      <style:text-properties officeooo:rsid="006c075c"/>
    </style:style>
    <style:style style:name="T31" style:family="text">
      <style:text-properties officeooo:rsid="00711c03"/>
    </style:style>
    <style:style style:name="T32" style:family="text">
      <style:text-properties officeooo:rsid="0072f224"/>
    </style:style>
    <style:style style:name="T33" style:family="text">
      <style:text-properties officeooo:rsid="00746995"/>
    </style:style>
    <style:style style:name="T34" style:family="text">
      <style:text-properties officeooo:rsid="0075c08a"/>
    </style:style>
    <style:style style:name="T35" style:family="text">
      <style:text-properties officeooo:rsid="00765c99"/>
    </style:style>
    <style:style style:name="T36" style:family="text">
      <style:text-properties officeooo:rsid="00786d84"/>
    </style:style>
    <style:style style:name="T37" style:family="text">
      <style:text-properties officeooo:rsid="007946a0"/>
    </style:style>
    <style:style style:name="T38" style:family="text">
      <style:text-properties officeooo:rsid="007ab17a"/>
    </style:style>
    <style:style style:name="T39" style:family="text">
      <style:text-properties officeooo:rsid="007bb4ca"/>
    </style:style>
    <style:style style:name="T40" style:family="text">
      <style:text-properties officeooo:rsid="007ca802"/>
    </style:style>
    <style:style style:name="T41" style:family="text">
      <style:text-properties officeooo:rsid="007e760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5">Give paths to all subroutines <text:span text:style-name="T1">called </text:span>in each project intro</text:p>
      <text:p text:style-name="P5"/>
      <text:p text:style-name="P6">Pin change interrupts:<text:tab/><text:tab/>Use pci not PCI</text:p>
      <text:p text:style-name="P6">Timers<text:tab/><text:tab/><text:tab/><text:tab/>Use Timerx not timer x</text:p>
      <text:p text:style-name="P7"><text:tab/><text:tab/><text:tab/>implement dedicated array cal_string[12]</text:p>
      <text:p text:style-name="P6"/>
      <text:p text:style-name="P8"/>
      <text:p text:style-name="P9"><text:s/><text:span text:style-name="T6">9_FPN_routines</text:span><text:tab/><text:span text:style-name="T7">Subroutines used</text:span></text:p>
      <text:p text:style-name="P21"/>
      <text:p text:style-name="P23">FPN_DIY_IO\<text:tab/><text:tab/><text:tab/><text:tab/><text:tab/></text:p>
      <text:p text:style-name="P14"><text:tab/>I2C_Tx_float_display_control;</text:p>
      <text:p text:style-name="P13"><text:tab/>Scientific_number_from_KBD<text:span text:style-name="T8">();</text:span></text:p>
      <text:p text:style-name="P13"><text:tab/><text:span text:style-name="T8">Fraction_to_Binary_Signed();</text:span></text:p>
      <text:p text:style-name="P13"><text:tab/><text:span text:style-name="T8">Scientifc_num_to_FPN();</text:span></text:p>
      <text:p text:style-name="P14"><text:tab/>I2C_Tx_float_num(<text:span text:style-name="T9">);</text:span></text:p>
      <text:p text:style-name="P14"><text:tab/>I2C_FPN_to_display<text:span text:style-name="T8">();</text:span></text:p>
      <text:p text:style-name="P14"><text:tab/>Assemble_FPN<text:span text:style-name="T8">();</text:span></text:p>
      <text:p text:style-name="P13"><text:tab/>unpack_FPN<text:span text:style-name="T8">();</text:span></text:p>
      <text:p text:style-name="P13"><text:tab/>FPN_to_String(<text:span text:style-name="T8">);</text:span></text:p>
      <text:p text:style-name="P13"/>
      <text:p text:style-name="P14"><text:span text:style-name="T8">All subroutines included under “FPN_DIY_IO” used and tested in <text:s/>“</text:span><text:span text:style-name="T12">9_FPN_routines”</text:span></text:p>
      <text:p text:style-name="P14"><text:tab/></text:p>
      <text:p text:style-name="P13"/>
      <text:p text:style-name="P22">KBD_to_display<text:span text:style-name="T10">\</text:span></text:p>
      <text:p text:style-name="P22"><text:tab/>Get_fpn_from_KBD<text:span text:style-name="T9">();</text:span></text:p>
      <text:p text:style-name="P22"><text:tab/>Get_Float_num_string_from_KBD(<text:span text:style-name="T9">);</text:span></text:p>
      <text:p text:style-name="P22"/>
      <text:p text:style-name="P14">Arduino_Rx_Tx_UNO_pcb<text:span text:style-name="T10">\</text:span></text:p>
      <text:p text:style-name="P14"><text:tab/>Sc_Num_to_PC_A(<text:span text:style-name="T8">);</text:span></text:p>
      <text:p text:style-name="P14"><text:tab/>FPN_to_Significand<text:span text:style-name="T9">();</text:span></text:p>
      <text:p text:style-name="P14"/>
      <text:p text:style-name="P14">FPN_arithmetic<text:span text:style-name="T10">\</text:span></text:p>
      <text:p text:style-name="P14"><text:tab/>FPN_add<text:span text:style-name="T8">();</text:span></text:p>
      <text:p text:style-name="P14"><text:tab/>FPN_div<text:span text:style-name="T8">();</text:span></text:p>
      <text:p text:style-name="P14"><text:tab/>FPN_mult<text:span text:style-name="T8">();</text:span></text:p>
      <text:p text:style-name="P14"/>
      <text:p text:style-name="P14">Basic_Rx_Tx_Arduino<text:span text:style-name="T11">\</text:span></text:p>
      <text:p text:style-name="P14"><text:tab/><text:span text:style-name="T8">Check_num_for_to_big_or_small();</text:span></text:p>
      <text:p text:style-name="P11"/>
      <text:p text:style-name="P12"><text:tab/>Print_RHS_of_binary_point<text:span text:style-name="T8">();<text:tab/>Local only</text:span></text:p>
      <text:p text:style-name="P12"><text:tab/>Print_long_as_binary<text:span text:style-name="T8">();<text:tab/><text:tab/>Local only</text:span></text:p>
      <text:p text:style-name="P11"/>
      <text:p text:style-name="P25"/>
      <text:p text:style-name="P25"/>
      <text:p text:style-name="P25"/>
      <text:p text:style-name="P25"/>
      <text:p text:style-name="P25"><text:soft-page-break/>Projects tested</text:p>
      <text:p text:style-name="P15"><text:tab/><text:tab/><text:tab/><text:tab/><text:tab/>Globals<text:tab/>Locals</text:p>
      <text:p text:style-name="P11">9A FPN_acquisition<text:tab/><text:tab/><text:tab/>OK<text:span text:style-name="T3">√<text:tab/><text:tab/></text:span><text:span text:style-name="T4">OK (no change to hex file)</text:span><text:tab/></text:p>
      <text:p text:style-name="P16">9B_FPN_to_String<text:tab/><text:tab/><text:tab/>OK<text:span text:style-name="T3">√<text:tab/><text:tab/></text:span><text:span text:style-name="T4">OK (no change to hex file)</text:span></text:p>
      <text:p text:style-name="P18">9C_FPN_Add_Sub<text:tab/><text:tab/><text:tab/>OK<text:span text:style-name="T3">√<text:tab/><text:tab/></text:span><text:span text:style-name="T4">OK (no change to hex file)</text:span></text:p>
      <text:p text:style-name="P10">9D_<text:span text:style-name="T2">FPN_mult_div<text:tab/><text:tab/><text:tab/>OK</text:span><text:span text:style-name="T3">√<text:tab/><text:tab/></text:span><text:span text:style-name="T4">OK (no change to hex file)</text:span></text:p>
      <text:p text:style-name="P17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9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8">FPN_DIY_IO\</text:span></text:p>
      <text:p text:style-name="P24"><text:tab/><text:span text:style-name="T15">I2C_FPN_to_display();</text:span></text:p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7">OK<text:tab/><text:tab/><text:tab/>OK</text:span></text:p>
      <text:p text:style-name="P1">5D_Pie_estimator<text:tab/><text:tab/><text:tab/><text:span text:style-name="T28">OK<text:tab/><text:tab/><text:tab/>No local</text:span></text:p>
      <text:p text:style-name="P1">5E_e_power_series<text:tab/><text:tab/><text:tab/><text:span text:style-name="T29">OK<text:tab/><text:tab/><text:tab/>NL</text:span></text:p>
      <text:p text:style-name="P1">5F_Trig_functions<text:tab/><text:tab/><text:tab/><text:span text:style-name="T30">OK<text:tab/><text:tab/><text:tab/>NL</text:span></text:p>
      <text:p text:style-name="P1"/>
      <text:p text:style-name="P26">&amp; Timer/clocks<text:tab/><text:tab/><text:tab/>No local functions</text:p>
      <text:p text:style-name="P1">7A_String_only_clock<text:tab/><text:tab/><text:tab/><text:tab/><text:span text:style-name="T31">OK</text:span></text:p>
      <text:p text:style-name="P1">7B_calculator_based_clock<text:tab/><text:tab/><text:tab/><text:tab/><text:span text:style-name="T32">OK</text:span></text:p>
      <text:p text:style-name="P1">7C_mini_OS_clock<text:tab/><text:tab/><text:tab/><text:tab/><text:tab/><text:span text:style-name="T33">OK</text:span></text:p>
      <text:p text:style-name="P1">7D_mini_OS_clock_with_adjustment<text:tab/><text:tab/><text:span text:style-name="T34">OK</text:span></text:p>
      <text:p text:style-name="P1">7E_Stand_a_lone_clock</text:p>
      <text:p text:style-name="P1">7F_Stop_watch</text:p>
      <text:p text:style-name="P1">7G_Combined_clock_SW</text:p>
      <text:p text:style-name="P19"><text:soft-page-break/>8_Fourier</text:p>
      <text:p text:style-name="P1">8A_reset_controller<text:tab/> <text:s/><text:tab/><text:tab/><text:span text:style-name="T36">OK</text:span><text:tab/><text:tab/><text:tab/><text:span text:style-name="T35">NL</text:span></text:p>
      <text:p text:style-name="P1">8B_Pulse_train_generator<text:tab/><text:tab/><text:span text:style-name="T37">OK<text:tab/></text:span><text:tab/><text:tab/><text:span text:style-name="T35">NL</text:span></text:p>
      <text:p text:style-name="P1">8C_Sawtooth_generator<text:tab/><text:tab/><text:span text:style-name="T38">OK<text:tab/><text:tab/></text:span><text:tab/><text:span text:style-name="T35">NL</text:span></text:p>
      <text:p text:style-name="P1"/>
      <text:p text:style-name="P19">1_first_project</text:p>
      <text:p text:style-name="P1">Example_1<text:tab/><text:tab/><text:tab/><text:tab/><text:span text:style-name="T40">OK</text:span></text:p>
      <text:p text:style-name="P1">Example_<text:span text:style-name="T39">2<text:tab/><text:tab/><text:tab/><text:tab/>OK</text:span></text:p>
      <text:p text:style-name="P1">Example_<text:span text:style-name="T39">3<text:tab/><text:tab/><text:tab/><text:tab/>OK</text:span></text:p>
      <text:p text:style-name="P1">Example_<text:span text:style-name="T39">4<text:tab/><text:tab/><text:tab/><text:tab/>OK</text:span></text:p>
      <text:p text:style-name="P1">Example_<text:span text:style-name="T39">5<text:tab/><text:tab/><text:tab/><text:tab/>OK</text:span></text:p>
      <text:p text:style-name="P1">Example_<text:span text:style-name="T39">6<text:tab/><text:tab/><text:tab/><text:tab/>OK</text:span></text:p>
      <text:p text:style-name="P1">Example_<text:span text:style-name="T39">7<text:tab/><text:tab/><text:tab/><text:tab/>OK</text:span></text:p>
      <text:p text:style-name="P1">Example_<text:span text:style-name="T39">8<text:tab/><text:tab/><text:tab/><text:tab/>OK</text:span></text:p>
      <text:p text:style-name="P1">Example_<text:span text:style-name="T39">9<text:tab/><text:tab/><text:tab/><text:tab/>OK</text:span></text:p>
      <text:p text:style-name="P1">Example_1<text:span text:style-name="T39">0<text:tab/><text:tab/><text:tab/><text:tab/>OK</text:span></text:p>
      <text:p text:style-name="P1"/>
      <text:p text:style-name="P1"/>
      <text:p text:style-name="P20">2_Receiver_Transmitter_Basic</text:p>
      <text:p text:style-name="P4">Example_1<text:tab/><text:tab/><text:tab/><text:tab/><text:span text:style-name="T41">OK</text:span></text:p>
      <text:p text:style-name="P4">Example_<text:span text:style-name="T39">2<text:tab/><text:tab/><text:tab/><text:tab/>OK</text:span></text:p>
      <text:p text:style-name="P4">Example_<text:span text:style-name="T39">3<text:tab/><text:tab/><text:tab/><text:tab/>OK</text:span></text:p>
      <text:p text:style-name="P4">Example_<text:span text:style-name="T39">4<text:tab/><text:tab/><text:tab/><text:tab/>OK</text:span></text:p>
      <text:p text:style-name="P4">Example_<text:span text:style-name="T39">5<text:tab/><text:tab/><text:tab/><text:tab/>OK</text:span></text:p>
      <text:p text:style-name="P4">Example_<text:span text:style-name="T39">6<text:tab/><text:tab/><text:tab/><text:tab/>OK</text:span></text:p>
      <text:p text:style-name="P4">Example_<text:span text:style-name="T39">7<text:tab/><text:tab/><text:tab/><text:tab/>OK</text:span></text:p>
      <text:p text:style-name="P4">Example_<text:span text:style-name="T39">8<text:tab/><text:tab/><text:tab/><text:tab/>OK</text:span></text:p>
      <text:p text:style-name="P4">Example_<text:span text:style-name="T39">9<text:tab/><text:tab/><text:tab/><text:tab/>OK</text:span></text:p>
      <text:p text:style-name="P4"/>
      <text:p text:style-name="P20">3_Interrupts_and_switches</text:p>
      <text:p text:style-name="P27">3A_UART_timer_interrupts<text:tab/><text:tab/><text:span text:style-name="T42">OK</text:span></text:p>
      <text:p text:style-name="P27">3B_Pin_Change_Interrupt<text:tab/><text:tab/><text:span text:style-name="T43">OK</text:span></text:p>
      <text:p text:style-name="P27">3C_reaction_time_tester<text:tab/><text:tab/><text:span text:style-name="T43">OK</text:span></text:p>
      <text:p text:style-name="P27">3D_timer_PCI_interrupts</text:p>
      <text:p text:style-name="P27">3E_Keypress_logger</text:p>
      <text:p text:style-name="P27">3F_Prime_numbers</text:p>
      <text:p text:style-name="P27">3G_Prime_numbers_plu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30T17:49:26.775000000</dc:date>
    <meta:editing-duration>P1DT1H27M23S</meta:editing-duration>
    <meta:editing-cycles>88</meta:editing-cycles>
    <meta:document-statistic meta:table-count="0" meta:image-count="0" meta:object-count="0" meta:page-count="3" meta:paragraph-count="115" meta:word-count="282" meta:character-count="2915" meta:non-whitespace-character-count="2516"/>
  </office:meta>
</office:document-meta>
</file>